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3231f" officeooo:paragraph-rsid="0003231f"/>
    </style:style>
    <style:style style:name="P2" style:family="paragraph" style:parent-style-name="Standard">
      <style:paragraph-properties fo:margin-left="0.4925in" fo:margin-right="0in" fo:text-indent="0in" style:auto-text-indent="false"/>
      <style:text-properties officeooo:rsid="001966b9" officeooo:paragraph-rsid="0003231f"/>
    </style:style>
    <style:style style:name="P3" style:family="paragraph" style:parent-style-name="Standard">
      <style:paragraph-properties fo:margin-left="0.4925in" fo:margin-right="0in" fo:text-indent="0in" style:auto-text-indent="false"/>
      <style:text-properties officeooo:rsid="001c6f8f" officeooo:paragraph-rsid="0003231f"/>
    </style:style>
    <style:style style:name="P4" style:family="paragraph" style:parent-style-name="Standard">
      <style:paragraph-properties fo:margin-left="0.4925in" fo:margin-right="0in" fo:text-indent="0in" style:auto-text-indent="false"/>
      <style:text-properties officeooo:rsid="001b6d90" officeooo:paragraph-rsid="0003231f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officeooo:rsid="00183e70" officeooo:paragraph-rsid="0003231f"/>
    </style:style>
    <style:style style:name="P6" style:family="paragraph" style:parent-style-name="Standard">
      <style:paragraph-properties fo:margin-left="0in" fo:margin-right="0in" fo:text-indent="0in" style:auto-text-indent="false"/>
      <style:text-properties officeooo:rsid="0003231f" officeooo:paragraph-rsid="0003231f"/>
    </style:style>
    <style:style style:name="P7" style:family="paragraph" style:parent-style-name="Standard">
      <style:paragraph-properties fo:margin-left="0in" fo:margin-right="0in" fo:text-indent="0in" style:auto-text-indent="false"/>
      <style:text-properties officeooo:rsid="0004c0a8" officeooo:paragraph-rsid="0004c0a8"/>
    </style:style>
    <style:style style:name="P8" style:family="paragraph" style:parent-style-name="Standard">
      <style:paragraph-properties fo:margin-left="0in" fo:margin-right="0in" fo:text-indent="0in" style:auto-text-indent="false"/>
      <style:text-properties officeooo:rsid="0005bd58" officeooo:paragraph-rsid="0005bd58"/>
    </style:style>
    <style:style style:name="T1" style:family="text">
      <style:text-properties officeooo:rsid="00038e21"/>
    </style:style>
    <style:style style:name="T2" style:family="text">
      <style:text-properties officeooo:rsid="0003f703"/>
    </style:style>
    <style:style style:name="T3" style:family="text">
      <style:text-properties officeooo:rsid="001a088d"/>
    </style:style>
    <style:style style:name="T4" style:family="text">
      <style:text-properties officeooo:rsid="001e592b"/>
    </style:style>
    <style:style style:name="T5" style:family="text">
      <style:text-properties officeooo:rsid="001a803f"/>
    </style:style>
    <style:style style:name="T6" style:family="text">
      <style:text-properties officeooo:rsid="000495be"/>
    </style:style>
    <style:style style:name="T7" style:family="text">
      <style:text-properties officeooo:rsid="0005bd58"/>
    </style:style>
    <style:style style:name="T8" style:family="text">
      <style:text-properties officeooo:rsid="0005f57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ellular modem</text:p>
      <text:p text:style-name="P1"/>
      <text:p text:style-name="P1">We are experimenting with different cellular modems to make it possible to upload data from a LoRaWAN gateway to the Internet if there is no WiFi or cable connection available. This approach requires cellular reception but the same workflow could be used with a satellite modem which would work just about anywhere there is a clear view of the sky.</text:p>
      <text:p text:style-name="P1"/>
      <text:p text:style-name="P1">The easiest of the two methods to integrate a cellular modem is to purchase the <text:span text:style-name="T1">RAK Wireless LoRa Raspberry Pi 3 B+ Gatewa</text:span>y with cellular modem inside (<text:span text:style-name="T2">RAK7243C</text:span>). The RAK Wireless website has good instructions to set that up. In our case we used a Nova Hologram SIM card since that provide an option to use any cellular network instead of being tied to a single network. </text:p>
      <text:p text:style-name="P1"/>
      <text:p text:style-name="P1">These are abbreviated installation instructions and should be used to suppliment the instructions on the RakWireless website.</text:p>
      <text:p text:style-name="P1"/>
      <text:p text:style-name="P2">Setup LTE on RPi</text:p>
      <text:p text:style-name="P2"/>
      <text:p text:style-name="P5">APN = hologram</text:p>
      <text:p text:style-name="P2"/>
      <text:p text:style-name="P2">sudo gateway-config</text:p>
      <text:p text:style-name="P2">Configure LTE Module</text:p>
      <text:p text:style-name="P2">Disable LTE Automatic Dial-up</text:p>
      <text:p text:style-name="P2">Quit</text:p>
      <text:p text:style-name="P2">Reboot</text:p>
      <text:p text:style-name="P2">sudo minicom -D /dev/ttyAMA0 -b 115200</text:p>
      <text:p text:style-name="P2">at <text:s text:c="3"/>// Verify you get “OK”</text:p>
      <text:p text:style-name="P2">at+cops=? <text:s text:c="4"/>// Scan for cell networks</text:p>
      <text:p text:style-name="P2">at+cops=1,0,XXX,YYY <text:s/><text:span text:style-name="T3">where XXX is name of carrier (e.g., AT&amp;T) and YYY is the number <text:s/></text:span></text:p>
      <text:p text:style-name="P2"/>
      <text:p text:style-name="P3">at+cops=0 <text:s text:c="2"/>// <text:span text:style-name="T4">I used this when the above two commands gave me CME ERROR: 30</text:span></text:p>
      <text:p text:style-name="P3"/>
      <text:p text:style-name="P2"><text:span text:style-name="T3">before closing parenthesis for that carrier For example: </text:span>at+cops=1,0,<text:span text:style-name="T5">Verizon,7</text:span></text:p>
      <text:p text:style-name="P2"/>
      <text:p text:style-name="P2">Enable LTE Automatic Dial-up</text:p>
      <text:p text:style-name="P2"/>
      <text:p text:style-name="P4">Exit minicom Ctrl a then x the select “yes”</text:p>
      <text:p text:style-name="P4"/>
      <text:p text:style-name="P6">The other setup was on the <text:span text:style-name="T1">RAK Wireless LoRa Raspberry Pi Zero Gateway </text:span>(<text:span text:style-name="T2">RAK7246</text:span>). This RPi Zero gateway does not have an option for a cellular modem so we purchased a NOVA-R410 Global IoT Cellular USB Modem and again, used <text:span text:style-name="T7">the Hologram</text:span> SIM card. A good set of instructions by Hologram staff can be found on Hackster: <text:a xlink:type="simple" xlink:href="https://www.hackster.io/hologram/add-cellular-to-a-raspberry-pi-with-hologram-nova-ea5926" text:style-name="Internet_20_link" text:visited-style-name="Visited_20_Internet_20_Link"><text:span text:style-name="T6">https://www.hackster.io/hologram/add-cellular-to-a-raspberry-pi-with-hologram-nova-ea5926</text:span></text:a><text:span text:style-name="T6">.</text:span></text:p>
      <text:p text:style-name="P6"/>
      <text:p text:style-name="P8">The USB modem requires typing in some Python commands or running a python script to activate it. This can be set up to run automatically when the RPi boots but we did not do that. </text:p>
      <text:p text:style-name="P7"/>
      <text:p text:style-name="P7">These brief instruction can be used with the website noted above:</text:p>
      <text:p text:style-name="P7"/>
      <text:p text:style-name="P7">APN = hologram</text:p>
      <text:p text:style-name="P7"><text:soft-page-break/></text:p>
      <text:p text:style-name="P7">Install Hologram</text:p>
      <text:p text:style-name="P7"><text:s text:c="4"/>• sudo apt-get update</text:p>
      <text:p text:style-name="P7"><text:s text:c="4"/>• curl -L hologram.io/python-install | bash</text:p>
      <text:p text:style-name="P7"><text:s text:c="4"/>• sudo hologram version <text:s text:c="2"/>// Use this to verify things are working</text:p>
      <text:p text:style-name="P7"><text:s text:c="4"/>• sudo hologram send "Hello Worlds" <text:s/>// Check if this message made it to the console: https://dashboard.hologram.io/org/37620/?drawer=full</text:p>
      <text:p text:style-name="P7"/>
      <text:p text:style-name="P7">To activate the modem to send all data to the Internet via Hologram start Python3 using: sudo python3</text:p>
      <text:p text:style-name="P7"><text:s text:c="4"/>• from Hologram.HologramCloud import HologramCloud</text:p>
      <text:p text:style-name="P7"><text:s text:c="4"/>• hologram = HologramCloud(dict(), network='cellular')</text:p>
      <text:p text:style-name="P7"><text:s text:c="4"/>• result = hologram.network.connect()</text:p>
      <text:p text:style-name="P7">or use: <text:s/>sudo python3 startCell.py <text:s text:c="4"/><text:span text:style-name="T8">[Note that this python script in on the </text:span></text:p>
      <text:p text:style-name="P7"/>
      <text:p text:style-name="P7">More information on the Hologram Python SDK: https://www.hologram.io/references/python-sd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d Horning</meta:initial-creator>
    <meta:creation-date>2020-08-26T13:04:49.214112458</meta:creation-date>
    <dc:date>2020-08-26T13:44:05.990001352</dc:date>
    <dc:creator>Ned Horning</dc:creator>
    <meta:editing-duration>PT39M15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34" meta:word-count="434" meta:character-count="2771" meta:non-whitespace-character-count="2320"/>
  </office:meta>
</office:document-meta>
</file>